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200"/>
    </style:style>
    <style:style style:name="ce7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nfiguration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Initial Best</text:p>
          </table:table-cell>
          <table:table-cell office:value-type="string" calcext:value-type="string">
            <text:p>Best Result</text:p>
          </table:table-cell>
          <table:table-cell office:value-type="string" calcext:value-type="string">
            <text:p>Improvement (%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2565794.0154538" calcext:value-type="float">
            <text:p>22565794.0154538</text:p>
          </table:table-cell>
          <table:table-cell office:value-type="float" office:value="21783889.1480634" calcext:value-type="float">
            <text:p>21783889.1480634</text:p>
          </table:table-cell>
          <table:table-cell table:formula="of:=(([.C2]-[.D2])/[.C2])*100" office:value-type="float" office:value="3.46500046421999" calcext:value-type="float">
            <text:p>3.4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2760929.3954624" calcext:value-type="float">
            <text:p>22760929.3954624</text:p>
          </table:table-cell>
          <table:table-cell office:value-type="float" office:value="21083853.8657483" calcext:value-type="float">
            <text:p>21083853.8657483</text:p>
          </table:table-cell>
          <table:table-cell table:formula="of:=(([.C3]-[.D3])/[.C3])*100" office:value-type="float" office:value="7.36822078121485" calcext:value-type="float">
            <text:p>7.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3149493.7224535" calcext:value-type="float">
            <text:p>23149493.7224535</text:p>
          </table:table-cell>
          <table:table-cell office:value-type="float" office:value="21731665.4546834" calcext:value-type="float">
            <text:p>21731665.4546834</text:p>
          </table:table-cell>
          <table:table-cell table:formula="of:=(([.C4]-[.D4])/[.C4])*100" office:value-type="float" office:value="6.12466209744751" calcext:value-type="float">
            <text:p>6.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3020079.1572776" calcext:value-type="float">
            <text:p>23020079.1572776</text:p>
          </table:table-cell>
          <table:table-cell office:value-type="float" office:value="21354797.1361259" calcext:value-type="float">
            <text:p>21354797.1361259</text:p>
          </table:table-cell>
          <table:table-cell table:formula="of:=(([.C5]-[.D5])/[.C5])*100" office:value-type="float" office:value="7.23404124622758" calcext:value-type="float">
            <text:p>7.2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2804748.2104552" calcext:value-type="float">
            <text:p>22804748.2104552</text:p>
          </table:table-cell>
          <table:table-cell office:value-type="float" office:value="21599161.1651287" calcext:value-type="float">
            <text:p>21599161.1651287</text:p>
          </table:table-cell>
          <table:table-cell table:formula="of:=(([.C6]-[.D6])/[.C6])*100" office:value-type="float" office:value="5.28656152745322" calcext:value-type="float">
            <text:p>5.29</text:p>
          </table:table-cell>
          <table:table-cell/>
          <table:table-cell table:style-name="ce7" office:value-type="string" calcext:value-type="string">
            <text:p>Best Result</text:p>
          </table:table-cell>
          <table:table-cell table:style-name="ce7" office:value-type="string" calcext:value-type="string">
            <text:p>Worst Result</text:p>
          </table:table-cell>
          <table:table-cell table:style-name="ce7" office:value-type="string" calcext:value-type="string">
            <text:p>Aver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2980219.8748152" calcext:value-type="float">
            <text:p>22980219.8748152</text:p>
          </table:table-cell>
          <table:table-cell office:value-type="float" office:value="22374565.4048446" calcext:value-type="float">
            <text:p>22374565.4048446</text:p>
          </table:table-cell>
          <table:table-cell table:formula="of:=(([.C7]-[.D7])/[.C7])*100" office:value-type="float" office:value="2.63554688888924" calcext:value-type="float">
            <text:p>2.64</text:p>
          </table:table-cell>
          <table:table-cell/>
          <table:table-cell table:formula="of:=MIN([.D2:.D87])" office:value-type="float" office:value="21027147.6550745" calcext:value-type="float">
            <text:p>21027147.6550745</text:p>
          </table:table-cell>
          <table:table-cell table:formula="of:=MAX([.D2:.D87])" office:value-type="float" office:value="23001623.9066584" calcext:value-type="float">
            <text:p>23001623.9066584</text:p>
          </table:table-cell>
          <table:table-cell table:formula="of:=AVERAGE([.D2:.D87])" office:value-type="float" office:value="21666941.9629959" calcext:value-type="float">
            <text:p>21666941.962995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2807873.8594888" calcext:value-type="float">
            <text:p>22807873.8594888</text:p>
          </table:table-cell>
          <table:table-cell office:value-type="float" office:value="21611574.4431279" calcext:value-type="float">
            <text:p>21611574.4431279</text:p>
          </table:table-cell>
          <table:table-cell table:formula="of:=(([.C9]-[.D9])/[.C9])*100" office:value-type="float" office:value="5.24511589169107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2709548.6661797" calcext:value-type="float">
            <text:p>22709548.6661797</text:p>
          </table:table-cell>
          <table:table-cell office:value-type="float" office:value="21125521.1226399" calcext:value-type="float">
            <text:p>21125521.1226399</text:p>
          </table:table-cell>
          <table:table-cell table:formula="of:=(([.C10]-[.D10])/[.C10])*100" office:value-type="float" office:value="6.97516083135031" calcext:value-type="float">
            <text:p>6.9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2908989.5897279" calcext:value-type="float">
            <text:p>22908989.5897279</text:p>
          </table:table-cell>
          <table:table-cell office:value-type="float" office:value="21433219.7879355" calcext:value-type="float">
            <text:p>21433219.7879355</text:p>
          </table:table-cell>
          <table:table-cell table:formula="of:=(([.C11]-[.D11])/[.C11])*100" office:value-type="float" office:value="6.44188079972815" calcext:value-type="float">
            <text:p>6.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1948033.7019009" calcext:value-type="float">
            <text:p>21948033.7019009</text:p>
          </table:table-cell>
          <table:table-cell office:value-type="float" office:value="21463300.5883081" calcext:value-type="float">
            <text:p>21463300.5883081</text:p>
          </table:table-cell>
          <table:table-cell table:formula="of:=(([.C12]-[.D12])/[.C12])*100" office:value-type="float" office:value="2.20854915832764" calcext:value-type="float">
            <text:p>2.2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2613853.9197897" calcext:value-type="float">
            <text:p>22613853.9197897</text:p>
          </table:table-cell>
          <table:table-cell office:value-type="float" office:value="21426354.9669659" calcext:value-type="float">
            <text:p>21426354.9669659</text:p>
          </table:table-cell>
          <table:table-cell table:formula="of:=(([.C13]-[.D13])/[.C13])*100" office:value-type="float" office:value="5.25120113111108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001623.9066584" calcext:value-type="float">
            <text:p>23001623.9066584</text:p>
          </table:table-cell>
          <table:table-cell table:formula="of:=(([.C14]-[.D14])/[.C14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2913634.9815796" calcext:value-type="float">
            <text:p>22913634.9815796</text:p>
          </table:table-cell>
          <table:table-cell office:value-type="float" office:value="21121033.2077978" calcext:value-type="float">
            <text:p>21121033.2077978</text:p>
          </table:table-cell>
          <table:table-cell table:formula="of:=(([.C16]-[.D16])/[.C16])*100" office:value-type="float" office:value="7.82329724298604" calcext:value-type="float">
            <text:p>7.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2593038.9233456" calcext:value-type="float">
            <text:p>22593038.9233456</text:p>
          </table:table-cell>
          <table:table-cell office:value-type="float" office:value="21593746.3381396" calcext:value-type="float">
            <text:p>21593746.3381396</text:p>
          </table:table-cell>
          <table:table-cell table:formula="of:=(([.C17]-[.D17])/[.C17])*100" office:value-type="float" office:value="4.42301094862197" calcext:value-type="float">
            <text:p>4.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2902355.9017428" calcext:value-type="float">
            <text:p>22902355.9017428</text:p>
          </table:table-cell>
          <table:table-cell office:value-type="float" office:value="21684282.0059868" calcext:value-type="float">
            <text:p>21684282.0059868</text:p>
          </table:table-cell>
          <table:table-cell table:formula="of:=(([.C18]-[.D18])/[.C18])*100" office:value-type="float" office:value="5.31855282042539" calcext:value-type="float">
            <text:p>5.3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2740659.8220616" calcext:value-type="float">
            <text:p>22740659.8220616</text:p>
          </table:table-cell>
          <table:table-cell office:value-type="float" office:value="21431688.3535831" calcext:value-type="float">
            <text:p>21431688.3535831</text:p>
          </table:table-cell>
          <table:table-cell table:formula="of:=(([.C19]-[.D19])/[.C19])*100" office:value-type="float" office:value="5.75608394268584" calcext:value-type="float">
            <text:p>5.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2791673.5572732" calcext:value-type="float">
            <text:p>22791673.5572732</text:p>
          </table:table-cell>
          <table:table-cell office:value-type="float" office:value="21542513.8985687" calcext:value-type="float">
            <text:p>21542513.8985687</text:p>
          </table:table-cell>
          <table:table-cell table:formula="of:=(([.C20]-[.D20])/[.C20])*100" office:value-type="float" office:value="5.48077198265185" calcext:value-type="float">
            <text:p>5.4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2409526.3564714" calcext:value-type="float">
            <text:p>22409526.3564714</text:p>
          </table:table-cell>
          <table:table-cell table:formula="of:=(([.C21]-[.D21])/[.C21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opulation 400</text:p>
          </table:table-cell>
          <table:table-cell table:style-name="ce1"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2683710.5632501" calcext:value-type="float">
            <text:p>22683710.5632501</text:p>
          </table:table-cell>
          <table:table-cell office:value-type="float" office:value="21355880.5073546" calcext:value-type="float">
            <text:p>21355880.5073546</text:p>
          </table:table-cell>
          <table:table-cell table:formula="of:=(([.C24]-[.D24])/[.C24])*100" office:value-type="float" office:value="5.85367218556702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2197330.297332" calcext:value-type="float">
            <text:p>22197330.297332</text:p>
          </table:table-cell>
          <table:table-cell office:value-type="float" office:value="21268340.707675" calcext:value-type="float">
            <text:p>21268340.707675</text:p>
          </table:table-cell>
          <table:table-cell table:formula="of:=(([.C25]-[.D25])/[.C25])*100" office:value-type="float" office:value="4.18514108324396" calcext:value-type="float">
            <text:p>4.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2820351.7158666" calcext:value-type="float">
            <text:p>22820351.7158666</text:p>
          </table:table-cell>
          <table:table-cell office:value-type="float" office:value="21688524.8733755" calcext:value-type="float">
            <text:p>21688524.8733755</text:p>
          </table:table-cell>
          <table:table-cell table:formula="of:=(([.C26]-[.D26])/[.C26])*100" office:value-type="float" office:value="4.95972567199373" calcext:value-type="float">
            <text:p>4.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22494359.5260535" calcext:value-type="float">
            <text:p>22494359.5260535</text:p>
          </table:table-cell>
          <table:table-cell office:value-type="float" office:value="21417045.1661967" calcext:value-type="float">
            <text:p>21417045.1661967</text:p>
          </table:table-cell>
          <table:table-cell table:formula="of:=(([.C27]-[.D27])/[.C27])*100" office:value-type="float" office:value="4.78926443141903" calcext:value-type="float">
            <text:p>4.7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22798342.5798216" calcext:value-type="float">
            <text:p>22798342.5798216</text:p>
          </table:table-cell>
          <table:table-cell office:value-type="float" office:value="21175882.9558971" calcext:value-type="float">
            <text:p>21175882.9558971</text:p>
          </table:table-cell>
          <table:table-cell table:formula="of:=(([.C28]-[.D28])/[.C28])*100" office:value-type="float" office:value="7.11656831299882" calcext:value-type="float">
            <text:p>7.1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2419232.7900901" calcext:value-type="float">
            <text:p>22419232.7900901</text:p>
          </table:table-cell>
          <table:table-cell table:formula="of:=(([.C29]-[.D29])/[.C29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2444355.736871" calcext:value-type="float">
            <text:p>22444355.736871</text:p>
          </table:table-cell>
          <table:table-cell office:value-type="float" office:value="21388788.9753153" calcext:value-type="float">
            <text:p>21388788.9753153</text:p>
          </table:table-cell>
          <table:table-cell table:formula="of:=(([.C31]-[.D31])/[.C31])*100" office:value-type="float" office:value="4.70303881265633" calcext:value-type="float">
            <text:p>4.7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2716490.7518481" calcext:value-type="float">
            <text:p>22716490.7518481</text:p>
          </table:table-cell>
          <table:table-cell office:value-type="float" office:value="21448274.5766078" calcext:value-type="float">
            <text:p>21448274.5766078</text:p>
          </table:table-cell>
          <table:table-cell table:formula="of:=(([.C32]-[.D32])/[.C32])*100" office:value-type="float" office:value="5.58279968985581" calcext:value-type="float">
            <text:p>5.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22993608.5218155" calcext:value-type="float">
            <text:p>22993608.5218155</text:p>
          </table:table-cell>
          <table:table-cell office:value-type="float" office:value="21123235.2480732" calcext:value-type="float">
            <text:p>21123235.2480732</text:p>
          </table:table-cell>
          <table:table-cell table:formula="of:=(([.C33]-[.D33])/[.C33])*100" office:value-type="float" office:value="8.13431816049124" calcext:value-type="float">
            <text:p>8.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22761725.5456394" calcext:value-type="float">
            <text:p>22761725.5456394</text:p>
          </table:table-cell>
          <table:table-cell office:value-type="float" office:value="21327764.2612524" calcext:value-type="float">
            <text:p>21327764.2612524</text:p>
          </table:table-cell>
          <table:table-cell table:formula="of:=(([.C34]-[.D34])/[.C34])*100" office:value-type="float" office:value="6.29987951270115" calcext:value-type="float">
            <text:p>6.3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22668885.7139625" calcext:value-type="float">
            <text:p>22668885.7139625</text:p>
          </table:table-cell>
          <table:table-cell office:value-type="float" office:value="21489316.3328765" calcext:value-type="float">
            <text:p>21489316.3328765</text:p>
          </table:table-cell>
          <table:table-cell table:formula="of:=(([.C35]-[.D35])/[.C35])*100" office:value-type="float" office:value="5.20347314804038" calcext:value-type="float">
            <text:p>5.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2915080.7829117" calcext:value-type="float">
            <text:p>22915080.7829117</text:p>
          </table:table-cell>
          <table:table-cell office:value-type="float" office:value="22904265.8504637" calcext:value-type="float">
            <text:p>22904265.8504637</text:p>
          </table:table-cell>
          <table:table-cell table:formula="of:=(([.C36]-[.D36])/[.C36])*100" office:value-type="float" office:value="0.0471956985465426" calcext:value-type="float">
            <text:p>0.0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2723717.1860885" calcext:value-type="float">
            <text:p>22723717.1860885</text:p>
          </table:table-cell>
          <table:table-cell office:value-type="float" office:value="21497987.3249621" calcext:value-type="float">
            <text:p>21497987.3249621</text:p>
          </table:table-cell>
          <table:table-cell table:formula="of:=(([.C38]-[.D38])/[.C38])*100" office:value-type="float" office:value="5.39405525552305" calcext:value-type="float">
            <text:p>5.3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2655164.0372629" calcext:value-type="float">
            <text:p>22655164.0372629</text:p>
          </table:table-cell>
          <table:table-cell office:value-type="float" office:value="21404852.1592652" calcext:value-type="float">
            <text:p>21404852.1592652</text:p>
          </table:table-cell>
          <table:table-cell table:formula="of:=(([.C39]-[.D39])/[.C39])*100" office:value-type="float" office:value="5.51888247615954" calcext:value-type="float">
            <text:p>5.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22398910.2865146" calcext:value-type="float">
            <text:p>22398910.2865146</text:p>
          </table:table-cell>
          <table:table-cell office:value-type="float" office:value="21466620.8955464" calcext:value-type="float">
            <text:p>21466620.8955464</text:p>
          </table:table-cell>
          <table:table-cell table:formula="of:=(([.C40]-[.D40])/[.C40])*100" office:value-type="float" office:value="4.16220869248934" calcext:value-type="float">
            <text:p>4.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2403573.3062295" calcext:value-type="float">
            <text:p>22403573.3062295</text:p>
          </table:table-cell>
          <table:table-cell office:value-type="float" office:value="21354803.2278426" calcext:value-type="float">
            <text:p>21354803.2278426</text:p>
          </table:table-cell>
          <table:table-cell table:formula="of:=(([.C41]-[.D41])/[.C41])*100" office:value-type="float" office:value="4.68126251134804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22806465.12461" calcext:value-type="float">
            <text:p>22806465.12461</text:p>
          </table:table-cell>
          <table:table-cell office:value-type="float" office:value="21330955.7101958" calcext:value-type="float">
            <text:p>21330955.7101958</text:p>
          </table:table-cell>
          <table:table-cell table:formula="of:=(([.C42]-[.D42])/[.C42])*100" office:value-type="float" office:value="6.46969798411245" calcext:value-type="float">
            <text:p>6.4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2723486.4916315" calcext:value-type="float">
            <text:p>22723486.4916315</text:p>
          </table:table-cell>
          <table:table-cell table:formula="of:=(([.C43]-[.D43])/[.C43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opulation 100</text:p>
          </table:table-cell>
          <table:table-cell table:style-name="ce1"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2894685.6885232" calcext:value-type="float">
            <text:p>22894685.6885232</text:p>
          </table:table-cell>
          <table:table-cell office:value-type="float" office:value="21907599.6526283" calcext:value-type="float">
            <text:p>21907599.6526283</text:p>
          </table:table-cell>
          <table:table-cell table:formula="of:=(([.C46]-[.D46])/[.C46])*100" office:value-type="float" office:value="4.31141990470616" calcext:value-type="float">
            <text:p>4.3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158299.6131183" calcext:value-type="float">
            <text:p>22158299.6131183</text:p>
          </table:table-cell>
          <table:table-cell office:value-type="float" office:value="21794369.4246789" calcext:value-type="float">
            <text:p>21794369.4246789</text:p>
          </table:table-cell>
          <table:table-cell table:formula="of:=(([.C47]-[.D47])/[.C47])*100" office:value-type="float" office:value="1.64241026971195" calcext:value-type="float">
            <text:p>1.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2659393.9342978" calcext:value-type="float">
            <text:p>22659393.9342978</text:p>
          </table:table-cell>
          <table:table-cell office:value-type="float" office:value="21550838.8530944" calcext:value-type="float">
            <text:p>21550838.8530944</text:p>
          </table:table-cell>
          <table:table-cell table:formula="of:=(([.C48]-[.D48])/[.C48])*100" office:value-type="float" office:value="4.89225389001012" calcext:value-type="float">
            <text:p>4.8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495269.1871355" calcext:value-type="float">
            <text:p>22495269.1871355</text:p>
          </table:table-cell>
          <table:table-cell office:value-type="float" office:value="21524637.1076923" calcext:value-type="float">
            <text:p>21524637.1076923</text:p>
          </table:table-cell>
          <table:table-cell table:formula="of:=(([.C49]-[.D49])/[.C49])*100" office:value-type="float" office:value="4.31482758160671" calcext:value-type="float">
            <text:p>4.3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367415.1141798" calcext:value-type="float">
            <text:p>22367415.1141798</text:p>
          </table:table-cell>
          <table:table-cell office:value-type="float" office:value="21683890.6088459" calcext:value-type="float">
            <text:p>21683890.6088459</text:p>
          </table:table-cell>
          <table:table-cell table:formula="of:=(([.C50]-[.D50])/[.C50])*100" office:value-type="float" office:value="3.05589403981053" calcext:value-type="float">
            <text:p>3.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2868149.2155585" calcext:value-type="float">
            <text:p>22868149.2155585</text:p>
          </table:table-cell>
          <table:table-cell office:value-type="float" office:value="22854002.3292278" calcext:value-type="float">
            <text:p>22854002.3292278</text:p>
          </table:table-cell>
          <table:table-cell table:formula="of:=(([.C51]-[.D51])/[.C51])*100" office:value-type="float" office:value="0.0618628389964884" calcext:value-type="float">
            <text:p>0.0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2916347.1773741" calcext:value-type="float">
            <text:p>22916347.1773741</text:p>
          </table:table-cell>
          <table:table-cell office:value-type="float" office:value="21657097.5682132" calcext:value-type="float">
            <text:p>21657097.5682132</text:p>
          </table:table-cell>
          <table:table-cell table:formula="of:=(([.C53]-[.D53])/[.C53])*100" office:value-type="float" office:value="5.49498399292968" calcext:value-type="float">
            <text:p>5.4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717004.8326221" calcext:value-type="float">
            <text:p>22717004.8326221</text:p>
          </table:table-cell>
          <table:table-cell office:value-type="float" office:value="21519784.6919748" calcext:value-type="float">
            <text:p>21519784.6919748</text:p>
          </table:table-cell>
          <table:table-cell table:formula="of:=(([.C54]-[.D54])/[.C54])*100" office:value-type="float" office:value="5.27014960584974" calcext:value-type="float">
            <text:p>5.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3078816.5088211" calcext:value-type="float">
            <text:p>23078816.5088211</text:p>
          </table:table-cell>
          <table:table-cell office:value-type="float" office:value="21816883.5840052" calcext:value-type="float">
            <text:p>21816883.5840052</text:p>
          </table:table-cell>
          <table:table-cell table:formula="of:=(([.C55]-[.D55])/[.C55])*100" office:value-type="float" office:value="5.46792737111788" calcext:value-type="float">
            <text:p>5.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970036.7420101" calcext:value-type="float">
            <text:p>22970036.7420101</text:p>
          </table:table-cell>
          <table:table-cell office:value-type="float" office:value="21157988.8736445" calcext:value-type="float">
            <text:p>21157988.8736445</text:p>
          </table:table-cell>
          <table:table-cell table:formula="of:=(([.C56]-[.D56])/[.C56])*100" office:value-type="float" office:value="7.88874605956346" calcext:value-type="float">
            <text:p>7.8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234065.5509564" calcext:value-type="float">
            <text:p>23234065.5509564</text:p>
          </table:table-cell>
          <table:table-cell office:value-type="float" office:value="21771619.3496972" calcext:value-type="float">
            <text:p>21771619.3496972</text:p>
          </table:table-cell>
          <table:table-cell table:formula="of:=(([.C57]-[.D57])/[.C57])*100" office:value-type="float" office:value="6.29440507539155" calcext:value-type="float">
            <text:p>6.2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2529636.6011284" calcext:value-type="float">
            <text:p>22529636.6011284</text:p>
          </table:table-cell>
          <table:table-cell table:formula="of:=(([.C58]-[.D58])/[.C58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2522914.2521871" calcext:value-type="float">
            <text:p>22522914.2521871</text:p>
          </table:table-cell>
          <table:table-cell office:value-type="float" office:value="21727154.6212607" calcext:value-type="float">
            <text:p>21727154.6212607</text:p>
          </table:table-cell>
          <table:table-cell table:formula="of:=(([.C60]-[.D60])/[.C60])*100" office:value-type="float" office:value="3.53311131062504" calcext:value-type="float">
            <text:p>3.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3061374.1695362" calcext:value-type="float">
            <text:p>23061374.1695362</text:p>
          </table:table-cell>
          <table:table-cell office:value-type="float" office:value="21640478.838916" calcext:value-type="float">
            <text:p>21640478.838916</text:p>
          </table:table-cell>
          <table:table-cell table:formula="of:=(([.C61]-[.D61])/[.C61])*100" office:value-type="float" office:value="6.1613645404409" calcext:value-type="float">
            <text:p>6.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2977516.670363" calcext:value-type="float">
            <text:p>22977516.670363</text:p>
          </table:table-cell>
          <table:table-cell office:value-type="float" office:value="21816883.5840052" calcext:value-type="float">
            <text:p>21816883.5840052</text:p>
          </table:table-cell>
          <table:table-cell table:formula="of:=(([.C62]-[.D62])/[.C62])*100" office:value-type="float" office:value="5.05116850967109" calcext:value-type="float">
            <text:p>5.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037115.7226756" calcext:value-type="float">
            <text:p>23037115.7226756</text:p>
          </table:table-cell>
          <table:table-cell office:value-type="float" office:value="21772738.8169103" calcext:value-type="float">
            <text:p>21772738.8169103</text:p>
          </table:table-cell>
          <table:table-cell table:formula="of:=(([.C63]-[.D63])/[.C63])*100" office:value-type="float" office:value="5.48843406000155" calcext:value-type="float">
            <text:p>5.4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800099.7446576" calcext:value-type="float">
            <text:p>22800099.7446576</text:p>
          </table:table-cell>
          <table:table-cell office:value-type="float" office:value="21574381.1935916" calcext:value-type="float">
            <text:p>21574381.1935916</text:p>
          </table:table-cell>
          <table:table-cell table:formula="of:=(([.C64]-[.D64])/[.C64])*100" office:value-type="float" office:value="5.37593503885089" calcext:value-type="float">
            <text:p>5.3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2912816.2576871" calcext:value-type="float">
            <text:p>22912816.2576871</text:p>
          </table:table-cell>
          <table:table-cell table:formula="of:=(([.C65]-[.D65])/[.C65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utation 0.5</text:p>
          </table:table-cell>
          <table:table-cell table:style-name="ce1" table:number-columns-repeated="3"/>
          <table:table-cell table:style-name="ce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2350512.3258509" calcext:value-type="float">
            <text:p>22350512.3258509</text:p>
          </table:table-cell>
          <table:table-cell office:value-type="float" office:value="21421006.7074661" calcext:value-type="float">
            <text:p>21421006.7074661</text:p>
          </table:table-cell>
          <table:table-cell table:formula="of:=(([.C68]-[.D68])/[.C68])*100" office:value-type="float" office:value="4.15876649641593" calcext:value-type="float">
            <text:p>4.1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2458508.0509341" calcext:value-type="float">
            <text:p>22458508.0509341</text:p>
          </table:table-cell>
          <table:table-cell office:value-type="float" office:value="21027147.6550745" calcext:value-type="float">
            <text:p>21027147.6550745</text:p>
          </table:table-cell>
          <table:table-cell table:formula="of:=(([.C69]-[.D69])/[.C69])*100" office:value-type="float" office:value="6.37335477767886" calcext:value-type="float">
            <text:p>6.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2609369.5518849" calcext:value-type="float">
            <text:p>22609369.5518849</text:p>
          </table:table-cell>
          <table:table-cell office:value-type="float" office:value="21913374.2125168" calcext:value-type="float">
            <text:p>21913374.2125168</text:p>
          </table:table-cell>
          <table:table-cell table:formula="of:=(([.C70]-[.D70])/[.C70])*100" office:value-type="float" office:value="3.07834916745866" calcext:value-type="float">
            <text:p>3.0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2710633.2690212" calcext:value-type="float">
            <text:p>22710633.2690212</text:p>
          </table:table-cell>
          <table:table-cell office:value-type="float" office:value="21623162.8936265" calcext:value-type="float">
            <text:p>21623162.8936265</text:p>
          </table:table-cell>
          <table:table-cell table:formula="of:=(([.C71]-[.D71])/[.C71])*100" office:value-type="float" office:value="4.78837539452535" calcext:value-type="float">
            <text:p>4.7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2763632.842259" calcext:value-type="float">
            <text:p>22763632.842259</text:p>
          </table:table-cell>
          <table:table-cell office:value-type="float" office:value="21350014.1858509" calcext:value-type="float">
            <text:p>21350014.1858509</text:p>
          </table:table-cell>
          <table:table-cell table:formula="of:=(([.C72]-[.D72])/[.C72])*100" office:value-type="float" office:value="6.2099870710611" calcext:value-type="float">
            <text:p>6.2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22516010.339516" calcext:value-type="float">
            <text:p>22516010.339516</text:p>
          </table:table-cell>
          <table:table-cell office:value-type="float" office:value="22016367.2624037" calcext:value-type="float">
            <text:p>22016367.2624037</text:p>
          </table:table-cell>
          <table:table-cell table:formula="of:=(([.C73]-[.D73])/[.C73])*100" office:value-type="float" office:value="2.21905688253934" calcext:value-type="float">
            <text:p>2.2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1872515.3946241" calcext:value-type="float">
            <text:p>21872515.3946241</text:p>
          </table:table-cell>
          <table:table-cell office:value-type="float" office:value="21270011.2739576" calcext:value-type="float">
            <text:p>21270011.2739576</text:p>
          </table:table-cell>
          <table:table-cell table:formula="of:=(([.C75]-[.D75])/[.C75])*100" office:value-type="float" office:value="2.75461742646475" calcext:value-type="float">
            <text:p>2.7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2558305.9204958" calcext:value-type="float">
            <text:p>22558305.9204958</text:p>
          </table:table-cell>
          <table:table-cell office:value-type="float" office:value="21849205.0738998" calcext:value-type="float">
            <text:p>21849205.0738998</text:p>
          </table:table-cell>
          <table:table-cell table:formula="of:=(([.C76]-[.D76])/[.C76])*100" office:value-type="float" office:value="3.14341355727307" calcext:value-type="float">
            <text:p>3.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2359511.4462861" calcext:value-type="float">
            <text:p>22359511.4462861</text:p>
          </table:table-cell>
          <table:table-cell office:value-type="float" office:value="21215230.9365659" calcext:value-type="float">
            <text:p>21215230.9365659</text:p>
          </table:table-cell>
          <table:table-cell table:formula="of:=(([.C77]-[.D77])/[.C77])*100" office:value-type="float" office:value="5.11764540325082" calcext:value-type="float">
            <text:p>5.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2589455.5781608" calcext:value-type="float">
            <text:p>22589455.5781608</text:p>
          </table:table-cell>
          <table:table-cell office:value-type="float" office:value="21481974.8394946" calcext:value-type="float">
            <text:p>21481974.8394946</text:p>
          </table:table-cell>
          <table:table-cell table:formula="of:=(([.C78]-[.D78])/[.C78])*100" office:value-type="float" office:value="4.90264466460581" calcext:value-type="float">
            <text:p>4.9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2463689.5921854" calcext:value-type="float">
            <text:p>22463689.5921854</text:p>
          </table:table-cell>
          <table:table-cell office:value-type="float" office:value="21511765.5770896" calcext:value-type="float">
            <text:p>21511765.5770896</text:p>
          </table:table-cell>
          <table:table-cell table:formula="of:=(([.C79]-[.D79])/[.C79])*100" office:value-type="float" office:value="4.23761204137611" calcext:value-type="float">
            <text:p>4.2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2209517.698716" calcext:value-type="float">
            <text:p>22209517.698716</text:p>
          </table:table-cell>
          <table:table-cell table:formula="of:=(([.C80]-[.D80])/[.C80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2557787.5980914" calcext:value-type="float">
            <text:p>22557787.5980914</text:p>
          </table:table-cell>
          <table:table-cell office:value-type="float" office:value="21308050.0556079" calcext:value-type="float">
            <text:p>21308050.0556079</text:p>
          </table:table-cell>
          <table:table-cell table:formula="of:=(([.C82]-[.D82])/[.C82])*100" office:value-type="float" office:value="5.5401600757569" calcext:value-type="float">
            <text:p>5.5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2712365.5366604" calcext:value-type="float">
            <text:p>22712365.5366604</text:p>
          </table:table-cell>
          <table:table-cell office:value-type="float" office:value="21485939.3722828" calcext:value-type="float">
            <text:p>21485939.3722828</text:p>
          </table:table-cell>
          <table:table-cell table:formula="of:=(([.C83]-[.D83])/[.C83])*100" office:value-type="float" office:value="5.39981695168654" calcext:value-type="float">
            <text:p>5.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2897573.0061196" calcext:value-type="float">
            <text:p>22897573.0061196</text:p>
          </table:table-cell>
          <table:table-cell office:value-type="float" office:value="21523116.5156892" calcext:value-type="float">
            <text:p>21523116.5156892</text:p>
          </table:table-cell>
          <table:table-cell table:formula="of:=(([.C84]-[.D84])/[.C84])*100" office:value-type="float" office:value="6.00262958027501" calcext:value-type="float">
            <text:p>6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2415996.4029482" calcext:value-type="float">
            <text:p>22415996.4029482</text:p>
          </table:table-cell>
          <table:table-cell office:value-type="float" office:value="21232228.0836397" calcext:value-type="float">
            <text:p>21232228.0836397</text:p>
          </table:table-cell>
          <table:table-cell table:formula="of:=(([.C85]-[.D85])/[.C85])*100" office:value-type="float" office:value="5.28090876724449" calcext:value-type="float">
            <text:p>5.2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2482769.6884155" calcext:value-type="float">
            <text:p>22482769.6884155</text:p>
          </table:table-cell>
          <table:table-cell office:value-type="float" office:value="21283335.779742" calcext:value-type="float">
            <text:p>21283335.779742</text:p>
          </table:table-cell>
          <table:table-cell table:formula="of:=(([.C86]-[.D86])/[.C86])*100" office:value-type="float" office:value="5.33490279576864" calcext:value-type="float">
            <text:p>5.3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2527996.0494822" calcext:value-type="float">
            <text:p>22527996.0494822</text:p>
          </table:table-cell>
          <table:table-cell table:formula="of:=(([.C87]-[.D87])/[.C87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48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21:16:06.345577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21:17:17.472079133</dc:date>
    <meta:editing-duration>PT13M42S</meta:editing-duration>
    <meta:editing-cycles>9</meta:editing-cycles>
    <meta:generator>LibreOffice/6.0.6.2$Linux_X86_64 LibreOffice_project/00m0$Build-2</meta:generator>
    <meta:document-statistic meta:table-count="1" meta:cell-count="374" meta:object-count="0"/>
  </office:meta>
</office:document-meta>
</file>